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ackground-color="#1e6a39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s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: at least one model that makes the formula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→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ume that if p is true, then q is going to be tru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tisfiable: at least one model makes it true (don’t need to know what p or q i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atisfiable: always false in the truth tab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a formula is valid, q cannot be False while subformula implication is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p and (p→q)) → 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left is True and right is False, <text:span text:style-name="T1">not </text:span><text:span text:style-name="T2">logical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|= F (illogica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entailment doesn’t hold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edicate logic on ex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office hours for example of exam (or watch record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W 3 due on 2/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bmit homework before midterm, can email soluti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dic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ee variables <text:span text:style-name="T1">cannot</text:span><text:span text:style-name="T2"> be renamed, but bound variables </text:span><text:span text:style-name="T1">can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und variables must all be renamed to the sam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// midte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atisfiable, valid, or unsatisfiable (proposition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st way to answer is show the truth t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implication to be valid, show that whenever subformula (lhs) then the other side is also true (rhs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en lhs is true, then rhs <text:span text:style-name="T1">cannot</text:span><text:span text:style-name="T2"> be false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(a)→ExP(x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f P(a) is T wrt M, then (aM) is an element of pM. Therefore, there is an x value (whatever a is) such that ExP(x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alid/unsatisfi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 satisfiable, just show example where it work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ow M1 and M2, where it is True and False, respectivel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1 satisfies the formula (phi), but M2 is no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xample P(a) →AxP(x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1 = universe is 1, 2, 3 and PM = 1, 2, 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2 = universe is 1, 2, 3 and PM = 1, 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lso ExP(x) → P(a) satisf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ntailment (predicat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s or no?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→ not p entails not 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n use truth table, but professor will just look for answ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cause there is a model for this, the entailment <text:span text:style-name="T1">does</text:span><text:span text:style-name="T2"> hold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en p is false, false implies true (which is true), and is thus entailment hol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en p is true, it is false, and false implies anything is tr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or entailment to hold, the statement must be vali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p→ not p → not p</text:p>
          </table:table-cell>
          <table:table-cell table:style-name="ce4"/>
          <table:table-cell table:style-name="ce4" office:value-type="string" calcext:value-type="string">
            <text:p>val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a model satisfies the lhs, does it also satisfy rhs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x(P(x)→ Q(x), AxP(x) entails AxQ(x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us ponus, val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 entails first clause, and M entails second clause, therefore model satisfies entailmen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an substitute a for x, and show that it is valid, then it is valid for all 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Proof (proposition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 or q, not q or r, implies p or r</text:p>
          </table:table-cell>
          <table:table-cell table:number-columns-repeated="2"/>
          <table:table-cell office:value-type="string" calcext:value-type="string">
            <text:p>disjunction elim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 p or q premise</text:p>
          </table:table-cell>
          <table:table-cell table:number-columns-repeated="2"/>
          <table:table-cell office:value-type="string" calcext:value-type="string">
            <text:p>first, assume 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not q or r premise</text:p>
          </table:table-cell>
          <table:table-cell table:number-columns-repeated="2"/>
          <table:table-cell office:value-type="string" calcext:value-type="string">
            <text:p>then assume not q, then p must be true, and using premise 1, can get p. If we know p is true, and already assumed r, can get p or r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3. not q assumption</text:p>
          </table:table-cell>
          <table:table-cell table:number-columns-repeated="2"/>
          <table:table-cell office:value-type="string" calcext:value-type="string">
            <text:p>5-9 to get to 10 is sub proof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4. p or q copy</text:p>
          </table:table-cell>
          <table:table-cell table:number-columns-repeated="2"/>
          <table:table-cell office:value-type="string" calcext:value-type="string">
            <text:p>can also have assumed not q or r, and gone that route</text:p>
          </table:table-cell>
          <table:table-cell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5. p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6. p or r Vi, 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7. q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8. <text:span text:style-name="T1">cont</text:span> neg. E, 3, 7</text:p>
          </table:table-cell>
          <table:table-cell/>
          <table:table-cell office:value-type="string" calcext:value-type="string">
            <text:p>cont is upsidedown T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9. p or r cont e., 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0. p or r Ve, 4, 5-6, 7, 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1. r assumption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2. p or r Vie, 1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3. p or r Ve, 2, 3-10, 11-1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of (predicat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P(x), AxAy(P(x) → Q(y)) there exists AyQ(y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 ExP(x) premise</text:p>
          </table:table-cell>
          <table:table-cell table:number-columns-repeated="2"/>
          <table:table-cell office:value-type="string" calcext:value-type="string">
            <text:p>“for all” easy, can use any values. But there exists is specific, and requires <text:span text:style-name="T1">assumption</text:span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AxAy(P(x)→ Q(y)) premis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3. y0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want to end with Q(y0)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4. x0 P(x0) assumption </text:p>
          </table:table-cell>
          <table:table-cell table:number-columns-repeated="2"/>
          <table:table-cell office:value-type="string" calcext:value-type="string">
            <text:p>we do not know which specific x value, thus an assumption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5. Ay(P(x0) → Q(y)) Ae, 2</text:p>
          </table:table-cell>
          <table:table-cell table:number-columns-repeated="2"/>
          <table:table-cell office:value-type="string" calcext:value-type="string">
            <text:p>for all elim, free to choose which variable/constant. We dropped x, choose x0</text:p>
          </table:table-cell>
          <table:table-cell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6. P(x0) → Q(y0) Ae, 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"/>
          <table:table-cell office:value-type="string" calcext:value-type="string">
            <text:p>7. Q(y0) →e, 6, 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8. Q(y0) Ee, 1, 4-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. AyQ(y) Ayi, 3-8</text:p>
          </table:table-cell>
          <table:table-cell table:number-columns-repeated="2"/>
          <table:table-cell office:value-type="string" calcext:value-type="string">
            <text:p>for y introduction requires an arb variable (like y0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y0→ AyQ(y) is the for all introduction (Ai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Prove stat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&gt;&gt;</text:p>
          </table:table-cell>
          <table:table-cell office:value-type="string" calcext:value-type="string">
            <text:p>Rover had a wolf as an ances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Every canine had a wolf ances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is a canine or a c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pur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Rover does not meo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All cats meow and pur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ink about predicates, choose predicate symbols. Think about what constants and variables we hav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(x) = x is a c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(x) = x is a can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(x) = x has a wolf ancesto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(x) = x pur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(x) = x meows</text:p>
          </table:table-cell>
          <table:table-cell table:number-columns-repeated="2"/>
          <table:table-cell office:value-type="string" calcext:value-type="string">
            <text:p>r = rov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nnot say Ax(W(x)) or Ax(N(x)/\W(x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of:</text:p>
          </table:table-cell>
          <table:table-cell office:value-type="string" calcext:value-type="string">
            <text:p>1. Ax N(x) → W(x)</text:p>
          </table:table-cell>
          <table:table-cell table:number-columns-repeated="2"/>
          <table:table-cell table:style-name="ce5" office:value-type="string" calcext:value-type="string">
            <text:p>Every canine has a wolf ances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 N(r) or C(r)</text:p>
          </table:table-cell>
          <table:table-cell table:number-columns-repeated="2"/>
          <table:table-cell office:value-type="string" calcext:value-type="string">
            <text:p>rover is a canine or a c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P(r)</text:p>
          </table:table-cell>
          <table:table-cell table:number-columns-repeated="2"/>
          <table:table-cell office:value-type="string" calcext:value-type="string">
            <text:p>rover pur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not M(r)</text:p>
          </table:table-cell>
          <table:table-cell table:number-columns-repeated="2"/>
          <table:table-cell office:value-type="string" calcext:value-type="string">
            <text:p>rover does not me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Ax(C(x) → M(x) and P(x))</text:p>
          </table:table-cell>
          <table:table-cell table:number-columns-repeated="2"/>
          <table:table-cell office:value-type="string" calcext:value-type="string">
            <text:p>all cats meow and pur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hich one can you drive W(r)? only 1 has W(r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n get N(r) from 2, can try disjunction elimination to get N(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(r) → M(r) or P(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(r) and P(r)</text:p>
          </table:table-cell>
          <table:table-cell table:number-columns-repeated="2"/>
          <table:table-cell office:value-type="string" calcext:value-type="string">
            <text:p>contradicti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C(r) is true, it implies M(r) and P(r), which cannot be 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6. N(r) assump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7. N(r)→ W(r) Ae, 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8. W(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. C(r) assump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. C(r) → M(r) and P(r) Ae,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. M(r) and P(r) →e, 9, 10</text:p>
          </table:table-cell>
          <table:table-cell table:number-columns-repeated="2"/>
          <table:table-cell office:value-type="string" calcext:value-type="string">
            <text:p>-&gt; e is M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. M(r) /\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3. cont. Neg. e, 4, 12</text:p>
          </table:table-cell>
          <table:table-cell table:number-columns-repeated="2"/>
          <table:table-cell office:value-type="string" calcext:value-type="string">
            <text:p>contradiction, from negation elimin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. W(r) cont.e, 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5. W(r) or e, 2, 6-8, 9-14</text:p>
          </table:table-cell>
          <table:table-cell table:number-columns-repeated="2"/>
          <table:table-cell office:value-type="string" calcext:value-type="string">
            <text:p>\/e (or e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5:03:19.579295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5:00:05.771869298</meta:creation-date>
    <dc:date>2021-02-01T16:25:14.085303287</dc:date>
    <meta:editing-duration>PT8H5M52S</meta:editing-duration>
    <meta:editing-cycles>23</meta:editing-cycles>
    <meta:generator>LibreOffice/7.0.3.1$Linux_X86_64 LibreOffice_project/00$Build-1</meta:generator>
    <meta:document-statistic meta:table-count="2" meta:cell-count="142" meta:object-count="0"/>
  </office:meta>
</office:document-meta>
</file>